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Key Number: 112233, Key Type: Assa, Apartment Address: Västra Prinsgatan 44, Apartment Number: 1203, Resident First Name: Ebba, Resident Last Name: Johansson, Resident Phone Number: 0708555555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